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51b" officeooo:paragraph-rsid="0003d51b"/>
    </style:style>
    <style:style style:name="P2" style:family="paragraph" style:parent-style-name="Standard">
      <style:text-properties officeooo:paragraph-rsid="0003d51b"/>
    </style:style>
    <style:style style:name="P3" style:family="paragraph" style:parent-style-name="Standard">
      <style:text-properties officeooo:rsid="00040337" officeooo:paragraph-rsid="0003d51b" fo:background-color="transparent"/>
    </style:style>
    <style:style style:name="P4" style:family="paragraph" style:parent-style-name="Standard">
      <style:text-properties officeooo:rsid="00047f0d" officeooo:paragraph-rsid="00047f0d"/>
    </style:style>
    <style:style style:name="P5" style:family="paragraph" style:parent-style-name="Standard">
      <style:text-properties officeooo:rsid="0003d51b" officeooo:paragraph-rsid="0003d51b"/>
    </style:style>
    <style:style style:name="P6" style:family="paragraph" style:parent-style-name="Standard">
      <style:text-properties style:text-line-through-style="solid" style:text-line-through-type="single" officeooo:rsid="00066b64" officeooo:paragraph-rsid="00066b64"/>
    </style:style>
    <style:style style:name="P7" style:family="paragraph" style:parent-style-name="Standard">
      <style:text-properties style:text-line-through-style="solid" style:text-line-through-type="single" officeooo:rsid="00040337" officeooo:paragraph-rsid="00040337"/>
    </style:style>
    <style:style style:name="P8" style:family="paragraph" style:parent-style-name="Standard">
      <style:text-properties style:text-line-through-style="solid" style:text-line-through-type="single" officeooo:rsid="00040337" officeooo:paragraph-rsid="0012b6cc"/>
    </style:style>
    <style:style style:name="P9" style:family="paragraph" style:parent-style-name="Standard">
      <style:text-properties style:text-line-through-style="solid" style:text-line-through-type="single" officeooo:paragraph-rsid="00090adf"/>
    </style:style>
    <style:style style:name="P10" style:family="paragraph" style:parent-style-name="Standard">
      <style:text-properties style:text-line-through-style="solid" style:text-line-through-type="single" officeooo:rsid="0003d51b" officeooo:paragraph-rsid="00040337"/>
    </style:style>
    <style:style style:name="P11" style:family="paragraph" style:parent-style-name="Standard">
      <style:text-properties style:text-line-through-style="solid" style:text-line-through-type="single" officeooo:rsid="00047f0d" officeooo:paragraph-rsid="00047f0d"/>
    </style:style>
    <style:style style:name="P12" style:family="paragraph" style:parent-style-name="Standard">
      <style:text-properties style:text-line-through-style="solid" style:text-line-through-type="single" officeooo:rsid="00065e5f" officeooo:paragraph-rsid="00065e5f"/>
    </style:style>
    <style:style style:name="P13" style:family="paragraph" style:parent-style-name="Standard">
      <style:text-properties style:text-line-through-style="solid" style:text-line-through-type="single" officeooo:rsid="0010878d" officeooo:paragraph-rsid="0010878d"/>
    </style:style>
    <style:style style:name="P14" style:family="paragraph" style:parent-style-name="Standard">
      <style:text-properties style:text-line-through-style="solid" style:text-line-through-type="single" officeooo:rsid="0010878d" officeooo:paragraph-rsid="0011fc3a"/>
    </style:style>
    <style:style style:name="P15" style:family="paragraph" style:parent-style-name="Standard">
      <style:text-properties style:text-line-through-style="solid" style:text-line-through-type="single" officeooo:rsid="0011fc3a" officeooo:paragraph-rsid="0011fc3a"/>
    </style:style>
    <style:style style:name="P16" style:family="paragraph" style:parent-style-name="Standard">
      <style:text-properties style:text-line-through-style="none" style:text-line-through-type="none" officeooo:rsid="0003d51b" officeooo:paragraph-rsid="00047f0d" fo:background-color="#cccccc"/>
    </style:style>
    <style:style style:name="P17" style:family="paragraph" style:parent-style-name="Standard">
      <style:text-properties style:text-line-through-style="none" style:text-line-through-type="none" officeooo:rsid="00065e5f" officeooo:paragraph-rsid="00065e5f" fo:background-color="#cccccc"/>
    </style:style>
    <style:style style:name="P18" style:family="paragraph" style:parent-style-name="Standard">
      <style:text-properties style:text-line-through-style="none" style:text-line-through-type="none" officeooo:rsid="00065e5f" officeooo:paragraph-rsid="00066b64" fo:background-color="#cccccc"/>
    </style:style>
    <style:style style:name="P19" style:family="paragraph" style:parent-style-name="Standard">
      <style:text-properties style:text-line-through-style="none" style:text-line-through-type="none" officeooo:rsid="00047f0d" officeooo:paragraph-rsid="000edbb7" fo:background-color="transparent"/>
    </style:style>
    <style:style style:name="P20" style:family="paragraph" style:parent-style-name="Standard">
      <style:text-properties style:text-line-through-style="none" style:text-line-through-type="none" officeooo:rsid="00073945" officeooo:paragraph-rsid="00073945" fo:background-color="transparent"/>
    </style:style>
    <style:style style:name="P21" style:family="paragraph" style:parent-style-name="Standard">
      <style:text-properties style:text-line-through-style="none" style:text-line-through-type="none" officeooo:rsid="000be0db" officeooo:paragraph-rsid="000be0db" fo:background-color="transparent"/>
    </style:style>
    <style:style style:name="P22" style:family="paragraph" style:parent-style-name="Standard">
      <style:text-properties style:text-line-through-style="none" style:text-line-through-type="none" officeooo:rsid="000d5245" officeooo:paragraph-rsid="000d5245" fo:background-color="transparent"/>
    </style:style>
    <style:style style:name="P23" style:family="paragraph" style:parent-style-name="Standard">
      <style:text-properties style:text-line-through-style="none" style:text-line-through-type="none" officeooo:rsid="00065e5f" officeooo:paragraph-rsid="000d5245" fo:background-color="transparent"/>
    </style:style>
    <style:style style:name="P24" style:family="paragraph" style:parent-style-name="Standard">
      <style:text-properties style:text-line-through-style="none" style:text-line-through-type="none" officeooo:rsid="00065e5f" officeooo:paragraph-rsid="00065e5f" fo:background-color="transparent"/>
    </style:style>
    <style:style style:name="P25" style:family="paragraph" style:parent-style-name="Standard">
      <style:text-properties style:text-line-through-style="none" style:text-line-through-type="none" officeooo:rsid="00066b64" officeooo:paragraph-rsid="00066b64" fo:background-color="transparent"/>
    </style:style>
    <style:style style:name="P26" style:family="paragraph" style:parent-style-name="Standard">
      <style:text-properties style:text-line-through-style="none" style:text-line-through-type="none" officeooo:rsid="00066b64" officeooo:paragraph-rsid="00066b64"/>
    </style:style>
    <style:style style:name="T1" style:family="text">
      <style:text-properties officeooo:rsid="0003d51b"/>
    </style:style>
    <style:style style:name="T2" style:family="text">
      <style:text-properties fo:background-color="#ff33ff" loext:char-shading-value="0"/>
    </style:style>
    <style:style style:name="T3" style:family="text">
      <style:text-properties officeooo:rsid="0003d51b" fo:background-color="#ff33ff" loext:char-shading-value="0"/>
    </style:style>
    <style:style style:name="T4" style:family="text">
      <style:text-properties officeooo:rsid="00065e5f" fo:background-color="#ff33ff" loext:char-shading-value="0"/>
    </style:style>
    <style:style style:name="T5" style:family="text">
      <style:text-properties officeooo:rsid="00066b64" fo:background-color="#ff33ff" loext:char-shading-value="0"/>
    </style:style>
    <style:style style:name="T6" style:family="text">
      <style:text-properties fo:background-color="#ff9900" loext:char-shading-value="0"/>
    </style:style>
    <style:style style:name="T7" style:family="text">
      <style:text-properties officeooo:rsid="00040337" fo:background-color="#ff9900" loext:char-shading-value="0"/>
    </style:style>
    <style:style style:name="T8" style:family="text">
      <style:text-properties officeooo:rsid="000a8209" fo:background-color="#ff9900" loext:char-shading-value="0"/>
    </style:style>
    <style:style style:name="T9" style:family="text">
      <style:text-properties officeooo:rsid="00040337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3d51b" fo:background-color="transparent" loext:char-shading-value="0"/>
    </style:style>
    <style:style style:name="T12" style:family="text">
      <style:text-properties officeooo:rsid="0003d51b" fo:background-color="transparent" loext:char-shading-value="0"/>
    </style:style>
    <style:style style:name="T13" style:family="text">
      <style:text-properties officeooo:rsid="00047f0d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65e5f" fo:background-color="transparent" loext:char-shading-value="0"/>
    </style:style>
    <style:style style:name="T16" style:family="text">
      <style:text-properties officeooo:rsid="00066b64" fo:background-color="transparent" loext:char-shading-value="0"/>
    </style:style>
    <style:style style:name="T17" style:family="text">
      <style:text-properties officeooo:rsid="00066b64" fo:background-color="transparent" loext:char-shading-value="0"/>
    </style:style>
    <style:style style:name="T18" style:family="text">
      <style:text-properties officeooo:rsid="00073945" fo:background-color="transparent" loext:char-shading-value="0"/>
    </style:style>
    <style:style style:name="T19" style:family="text">
      <style:text-properties officeooo:rsid="00090adf" fo:background-color="transparent" loext:char-shading-value="0"/>
    </style:style>
    <style:style style:name="T20" style:family="text">
      <style:text-properties officeooo:rsid="000be0db" fo:background-color="transparent" loext:char-shading-value="0"/>
    </style:style>
    <style:style style:name="T21" style:family="text">
      <style:text-properties officeooo:rsid="0011fc3a" fo:background-color="transparent" loext:char-shading-value="0"/>
    </style:style>
    <style:style style:name="T22" style:family="text">
      <style:text-properties officeooo:rsid="0012b6cc" fo:background-color="transparent" loext:char-shading-value="0"/>
    </style:style>
    <style:style style:name="T23" style:family="text">
      <style:text-properties fo:background-color="#cc66ff" loext:char-shading-value="0"/>
    </style:style>
    <style:style style:name="T24" style:family="text">
      <style:text-properties fo:background-color="#00ccff" loext:char-shading-value="0"/>
    </style:style>
    <style:style style:name="T25" style:family="text">
      <style:text-properties officeooo:rsid="00047f0d"/>
    </style:style>
    <style:style style:name="T26" style:family="text">
      <style:text-properties officeooo:rsid="00040337" fo:background-color="#ffff66" loext:char-shading-value="0"/>
    </style:style>
    <style:style style:name="T27" style:family="text">
      <style:text-properties officeooo:rsid="00066b64" fo:background-color="#ffff66" loext:char-shading-value="0"/>
    </style:style>
    <style:style style:name="T28" style:family="text">
      <style:text-properties officeooo:rsid="000ec33b" fo:background-color="#ffff66" loext:char-shading-value="0"/>
    </style:style>
    <style:style style:name="T29" style:family="text">
      <style:text-properties officeooo:rsid="00065e5f" fo:background-color="#ccff66" loext:char-shading-value="0"/>
    </style:style>
    <style:style style:name="T30" style:family="text">
      <style:text-properties officeooo:rsid="00090adf" fo:background-color="#ccff66" loext:char-shading-value="0"/>
    </style:style>
    <style:style style:name="T31" style:family="text">
      <style:text-properties officeooo:rsid="000ec33b" fo:background-color="#ccff66" loext:char-shading-value="0"/>
    </style:style>
    <style:style style:name="T32" style:family="text">
      <style:text-properties fo:background-color="#99ffff" loext:char-shading-value="0"/>
    </style:style>
    <style:style style:name="T33" style:family="text">
      <style:text-properties fo:background-color="#99ffff" loext:char-shading-value="0"/>
    </style:style>
    <style:style style:name="T34" style:family="text">
      <style:text-properties officeooo:rsid="000ec33b" fo:background-color="#99ffff" loext:char-shading-value="0"/>
    </style:style>
    <style:style style:name="T35" style:family="text">
      <style:text-properties officeooo:rsid="00134899" fo:background-color="#99ffff" loext:char-shading-value="0"/>
    </style:style>
    <style:style style:name="T36" style:family="text">
      <style:text-properties officeooo:rsid="0003d51b" fo:background-color="#cccccc" loext:char-shading-value="0"/>
    </style:style>
    <style:style style:name="T37" style:family="text">
      <style:text-properties officeooo:rsid="00090adf"/>
    </style:style>
    <style:style style:name="T38" style:family="text">
      <style:text-properties officeooo:rsid="000d5245"/>
    </style:style>
    <style:style style:name="T39" style:family="text">
      <style:text-properties officeooo:rsid="000edb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É</text:p>
      <text:p text:style-name="P1"/>
      <text:p text:style-name="P1">-Store all individual <text:span text:style-name="T2">ingredients</text:span>.</text:p>
      <text:p text:style-name="P4">-stock need location </text:p>
      <text:p text:style-name="P1">-?codota? voor EmNo lekker nog nooit gemaakt comibinaties voorstellen.</text:p>
      <text:p text:style-name="P1">-have a rating systen for certain combinations</text:p>
      <text:p text:style-name="P1">-online GUI</text:p>
      <text:p text:style-name="P1">-stock management with _location _quantity _date _storage_type</text:p>
      <text:p text:style-name="P1">-quality management</text:p>
      <text:p text:style-name="P1">-have <text:span text:style-name="T23">comment</text:span> secion</text:p>
      <text:p text:style-name="P1">-?cook?book with <text:span text:style-name="T24">receips</text:span> and mesurements</text:p>
      <text:p text:style-name="P2"><text:span text:style-name="T1">-</text:span>$this-&gt;Post</text:p>
      <text:p text:style-name="P1">-differentiate <text:span text:style-name="T6">raw_ingredients</text:span> and <text:span text:style-name="T6">blends</text:span><text:span text:style-name="T7">.</text:span></text:p>
      <text:p text:style-name="P3"/>
      <text:p text:style-name="P3"/>
      <text:p text:style-name="P3"/>
      <text:p text:style-name="P16">THEÉ<text:span text:style-name="T25">:</text:span><text:span text:style-name="T13"><text:tab/><text:tab/>name</text:span></text:p>
      <text:p text:style-name="P17"><text:span text:style-name="T13"><text:tab/></text:span><text:span text:style-name="T10"><text:tab/></text:span><text:span text:style-name="T26">rating</text:span></text:p>
      <text:p text:style-name="P17"><text:span text:style-name="T11"><text:tab/></text:span><text:span text:style-name="T10"><text:tab/></text:span><text:span text:style-name="T5">i</text:span><text:span text:style-name="T3">ngredient</text:span><text:span text:style-name="T2">s</text:span></text:p>
      <text:p text:style-name="P10"><text:span text:style-name="T4">I</text:span><text:span text:style-name="T2">ngredient:</text:span><text:span text:style-name="T9"><text:tab/>origin</text:span></text:p>
      <text:p text:style-name="P11"><text:tab/><text:tab/>name</text:p>
      <text:p text:style-name="P7"><text:tab/><text:tab/>taste</text:p>
      <text:p text:style-name="P12"><text:tab/><text:tab/><text:span text:style-name="T33">quantity</text:span></text:p>
      <text:p text:style-name="P8"><text:span text:style-name="T6">Blen</text:span><text:span text:style-name="T8">d</text:span><text:span text:style-name="T6">:</text:span><text:span text:style-name="T10"><text:tab/></text:span><text:span text:style-name="T20"><text:tab/></text:span><text:span text:style-name="T22">name</text:span></text:p>
      <text:p text:style-name="P8"><text:span text:style-name="T22"><text:tab/><text:tab/></text:span><text:span text:style-name="T10">brand</text:span><text:span text:style-name="T15">_</text:span><text:span text:style-name="T10">name</text:span></text:p>
      <text:p text:style-name="P9"><text:span text:style-name="T15"><text:tab/><text:tab/></text:span><text:span text:style-name="T18">purchase_</text:span><text:span text:style-name="T19">location</text:span></text:p>
      <text:p text:style-name="P19"><text:span text:style-name="T30">S</text:span><text:span text:style-name="T29">torage</text:span><text:span text:style-name="T31">:</text:span><text:span text:style-name="T37"><text:tab/></text:span><text:span text:style-name="T36">THEE</text:span></text:p>
      <text:p text:style-name="P19"><text:span text:style-name="T39"><text:tab/><text:tab/></text:span>location</text:p>
      <text:p text:style-name="P20"><text:tab/><text:tab/><text:span text:style-name="T1">type</text:span></text:p>
      <text:p text:style-name="P21"><text:tab/><text:tab/><text:span text:style-name="T38">date</text:span></text:p>
      <text:p text:style-name="P22"><text:tab/><text:tab/>recommendation</text:p>
      <text:p text:style-name="P23"><text:span text:style-name="T35">ENUM quantity</text:span><text:span text:style-name="T34">:</text:span><text:tab/><text:span text:style-name="T38">%</text:span></text:p>
      <text:p text:style-name="P23"><text:span text:style-name="T38"><text:tab/><text:tab/></text:span>ML</text:p>
      <text:p text:style-name="P24"><text:tab/><text:tab/>GRAM</text:p>
      <text:p text:style-name="P24"><text:tab/><text:tab/>THEE_SPOONS</text:p>
      <text:p text:style-name="P25"><text:tab/><text:tab/>TO LIKES</text:p>
      <text:p text:style-name="P18"><text:span text:style-name="T27">R</text:span><text:span text:style-name="T26">ating</text:span><text:span text:style-name="T28">:</text:span><text:span text:style-name="T16"><text:tab/><text:tab/>score</text:span></text:p>
      <text:p text:style-name="P26"><text:span text:style-name="T14"><text:tab/><text:tab/></text:span><text:span text:style-name="T12">comment</text:span></text:p>
      <text:p text:style-name="P6"><text:span text:style-name="T12"/></text:p>
      <text:p text:style-name="P6"><text:span text:style-name="T12"/></text:p>
      <text:p text:style-name="P13"><text:span text:style-name="T12">GR77</text:span></text:p>
      <text:p text:style-name="P13"><text:span text:style-name="T12"/></text:p>
      <text:p text:style-name="P13"><text:span text:style-name="T14">le ravel </text:span><text:span text:style-name="T12">d</text:span><text:span text:style-name="T14">urby et barveu</text:span></text:p>
      <text:p text:style-name="P14"><text:span text:style-name="T14">rocher de glawans</text:span></text:p>
      <text:p text:style-name="P14"><text:span text:style-name="T21">deux kilometre de barveaux</text:span></text:p>
      <text:p text:style-name="P14"><text:span text:style-name="T21">le ravel </text:span><text:span text:style-name="T14"><text:line-break/></text:span><text:span text:style-name="T21">pic noir</text:span></text:p>
      <text:p text:style-name="P14"><text:span text:style-name="T21"/></text:p>
      <text:p text:style-name="P15"><text:span text:style-name="T21">s</text:span><text:span text:style-name="T14">ynicat de initiative de durbies randonne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05:20.015148435</meta:creation-date>
    <dc:date>2019-12-28T15:24:04.639168775</dc:date>
    <meta:editing-duration>PT17H48M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101" meta:character-count="752" meta:non-whitespace-character-count="654"/>
  </office:meta>
</office:document-meta>
</file>